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fill="solid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3cm" fo:min-width="3.21cm" fo:padding-top="0.087cm" fo:padding-bottom="0.087cm" fo:padding-left="0.212cm" fo:padding-right="0.212cm"/>
    </style:style>
    <style:style style:name="gr1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18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0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0.497cm" svg:y="1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11cm" svg:height="0.072cm" svg:x="0.7cm" svg:y="1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0.7cm" svg:y="1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0.755cm" svg:y1="2.548cm" svg:x2="3.163cm" svg:y2="2.548cm">
          <text:p/>
        </draw:line>
        <draw:g draw:id="id3">
          <draw:glue-point draw:id="4" svg:x="-1.904cm" svg:y="4.575cm"/>
          <draw:ellipse draw:style-name="gr4" draw:text-style-name="P2" draw:layer="layout" svg:width="-0.189cm" svg:height="-0.419cm" svg:x="1.856cm" svg:y="0.826cm" draw:kind="arc" draw:start-angle="180.55" draw:end-angle="0.27">
            <text:p/>
          </draw:ellipse>
          <draw:ellipse draw:style-name="gr5" draw:text-style-name="P2" draw:layer="layout" svg:width="-0.189cm" svg:height="-0.419cm" svg:x="1.667cm" svg:y="0.826cm" draw:kind="arc" draw:start-angle="180.55" draw:end-angle="0.27">
            <text:p/>
          </draw:ellipse>
          <draw:ellipse draw:style-name="gr6" draw:text-style-name="P2" draw:layer="layout" svg:width="-0.189cm" svg:height="-0.42cm" svg:x="1.479cm" svg:y="0.826cm" draw:kind="arc" draw:start-angle="180.55" draw:end-angle="0.27">
            <text:p/>
          </draw:ellipse>
          <draw:ellipse draw:style-name="gr7" draw:text-style-name="P2" draw:layer="layout" svg:width="-0.19cm" svg:height="-0.419cm" svg:x="1.291cm" svg:y="0.826cm" draw:kind="arc" draw:start-angle="180.55" draw:end-angle="0.27">
            <text:p/>
          </draw:ellipse>
          <draw:line draw:style-name="gr8" draw:text-style-name="P2" draw:layer="layout" svg:x1="1.101cm" svg:y1="0.617cm" svg:x2="0.985cm" svg:y2="0.617cm">
            <text:p/>
          </draw:line>
          <draw:line draw:style-name="gr9" draw:text-style-name="P2" draw:layer="layout" svg:x1="1.972cm" svg:y1="0.617cm" svg:x2="1.856cm" svg:y2="0.617cm">
            <text:p/>
          </draw:line>
        </draw:g>
        <draw:line draw:style-name="gr3" draw:text-style-name="P1" draw:layer="layout" svg:x1="0.751cm" svg:y1="1.257cm" svg:x2="0.751cm" svg:y2="0.618cm">
          <text:p/>
        </draw:line>
        <draw:frame draw:style-name="gr10" draw:text-style-name="P3" draw:layer="layout" svg:width="3.634cm" svg:height="0.835cm" svg:x="0.328cm" svg:y="2.692cm">
          <draw:text-box>
            <text:p><text:span text:style-name="T1">دور جڑی مرکب جنریٹر</text:span></text:p>
          </draw:text-box>
        </draw:frame>
        <draw:line draw:style-name="gr3" draw:text-style-name="P1" draw:layer="layout" svg:x1="1.97cm" svg:y1="0.619cm" svg:x2="3.153cm" svg:y2="0.619cm">
          <text:p/>
        </draw:line>
        <draw:g draw:id="id2">
          <draw:ellipse draw:style-name="gr11" draw:text-style-name="P2" draw:layer="layout" svg:width="0.189cm" svg:height="0.419cm" draw:transform="rotate (1.5707963267946) translate (1.966cm 1.979cm)" draw:kind="arc" draw:start-angle="180.55" draw:end-angle="0.27">
            <text:p/>
          </draw:ellipse>
          <draw:ellipse draw:style-name="gr12" draw:text-style-name="P2" draw:layer="layout" svg:width="0.189cm" svg:height="0.419cm" draw:transform="rotate (1.5707963267946) translate (1.966cm 1.79cm)" draw:kind="arc" draw:start-angle="180.55" draw:end-angle="0.27">
            <text:p/>
          </draw:ellipse>
          <draw:ellipse draw:style-name="gr13" draw:text-style-name="P2" draw:layer="layout" svg:width="0.189cm" svg:height="0.42cm" draw:transform="rotate (1.5707963267946) translate (1.966cm 1.602cm)" draw:kind="arc" draw:start-angle="180.55" draw:end-angle="0.27">
            <text:p/>
          </draw:ellipse>
          <draw:ellipse draw:style-name="gr14" draw:text-style-name="P2" draw:layer="layout" svg:width="0.19cm" svg:height="0.419cm" draw:transform="rotate (1.5707963267946) translate (1.966cm 1.414cm)" draw:kind="arc" draw:start-angle="180.55" draw:end-angle="0.27">
            <text:p/>
          </draw:ellipse>
          <draw:line draw:style-name="gr15" draw:text-style-name="P2" draw:layer="layout" svg:x1="2.175cm" svg:y1="1.224cm" svg:x2="2.175cm" svg:y2="1.108cm">
            <text:p/>
          </draw:line>
          <draw:line draw:style-name="gr16" draw:text-style-name="P2" draw:layer="layout" svg:x1="2.175cm" svg:y1="2.095cm" svg:x2="2.175cm" svg:y2="1.979cm">
            <text:p/>
          </draw:line>
        </draw:g>
        <draw:line draw:style-name="gr3" draw:text-style-name="P1" draw:layer="layout" svg:x1="0.755cm" svg:y1="2.547cm" svg:x2="0.755cm" svg:y2="1.908cm">
          <text:p/>
        </draw:line>
        <draw:line draw:style-name="gr3" draw:text-style-name="P1" draw:layer="layout" svg:x1="2.184cm" svg:y1="2.042cm" svg:x2="2.184cm" svg:y2="2.55cm">
          <text:p/>
        </draw:line>
        <draw:line draw:style-name="gr3" draw:text-style-name="P1" draw:layer="layout" svg:x1="2.174cm" svg:y1="1.118cm" svg:x2="2.174cm" svg:y2="0.62cm">
          <text:p/>
        </draw:line>
        <draw:frame draw:style-name="gr17" draw:text-style-name="P3" draw:id="id1" draw:layer="layout" svg:width="2.196cm" svg:height="0.835cm" svg:x="2.875cm" svg:y="0.76cm">
          <draw:text-box>
            <text:p><text:span text:style-name="T1">میدانی لچھے</text:span></text:p>
          </draw:text-box>
          <draw:glue-point draw:id="4" svg:x="-3.055cm" svg:y="-1.077cm"/>
        </draw:frame>
        <draw:custom-shape draw:style-name="gr1" draw:text-style-name="P1" draw:layer="layout" svg:width="0.508cm" svg:height="0.508cm" svg:x="5.329cm" svg:y="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11cm" svg:height="0.072cm" svg:x="5.532cm" svg:y="1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5.532cm" svg:y="1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587cm" svg:y1="2.54cm" svg:x2="7.995cm" svg:y2="2.54cm">
          <text:p/>
        </draw:line>
        <draw:g draw:id="id5">
          <draw:glue-point draw:id="4" svg:x="-1.904cm" svg:y="4.575cm"/>
          <draw:ellipse draw:style-name="gr18" draw:text-style-name="P2" draw:layer="layout" svg:width="-0.189cm" svg:height="-0.419cm" svg:x="7.474cm" svg:y="0.816cm" draw:kind="arc" draw:start-angle="180.55" draw:end-angle="0.27">
            <text:p/>
          </draw:ellipse>
          <draw:ellipse draw:style-name="gr19" draw:text-style-name="P2" draw:layer="layout" svg:width="-0.189cm" svg:height="-0.419cm" svg:x="7.285cm" svg:y="0.816cm" draw:kind="arc" draw:start-angle="180.55" draw:end-angle="0.27">
            <text:p/>
          </draw:ellipse>
          <draw:ellipse draw:style-name="gr20" draw:text-style-name="P2" draw:layer="layout" svg:width="-0.189cm" svg:height="-0.42cm" svg:x="7.097cm" svg:y="0.816cm" draw:kind="arc" draw:start-angle="180.55" draw:end-angle="0.27">
            <text:p/>
          </draw:ellipse>
          <draw:ellipse draw:style-name="gr21" draw:text-style-name="P2" draw:layer="layout" svg:width="-0.19cm" svg:height="-0.419cm" svg:x="6.909cm" svg:y="0.816cm" draw:kind="arc" draw:start-angle="180.55" draw:end-angle="0.27">
            <text:p/>
          </draw:ellipse>
          <draw:line draw:style-name="gr22" draw:text-style-name="P2" draw:layer="layout" svg:x1="6.719cm" svg:y1="0.607cm" svg:x2="6.603cm" svg:y2="0.607cm">
            <text:p/>
          </draw:line>
          <draw:line draw:style-name="gr23" draw:text-style-name="P2" draw:layer="layout" svg:x1="7.59cm" svg:y1="0.607cm" svg:x2="7.474cm" svg:y2="0.607cm">
            <text:p/>
          </draw:line>
        </draw:g>
        <draw:line draw:style-name="gr3" draw:text-style-name="P1" draw:layer="layout" svg:x1="5.583cm" svg:y1="1.249cm" svg:x2="5.583cm" svg:y2="0.61cm">
          <text:p/>
        </draw:line>
        <draw:frame draw:style-name="gr17" draw:text-style-name="P3" draw:layer="layout" svg:width="3.868cm" svg:height="0.835cm" svg:x="4.656cm" svg:y="2.743cm">
          <draw:text-box>
            <text:p><text:span text:style-name="T1">قریب جڑی مرکب جنریٹر</text:span></text:p>
          </draw:text-box>
        </draw:frame>
        <draw:line draw:style-name="gr3" draw:text-style-name="P1" draw:layer="layout" svg:x1="5.583cm" svg:y1="0.61cm" svg:x2="6.623cm" svg:y2="0.609cm">
          <text:p/>
        </draw:line>
        <draw:line draw:style-name="gr3" draw:text-style-name="P1" draw:layer="layout" svg:x1="7.588cm" svg:y1="0.609cm" svg:x2="7.985cm" svg:y2="0.609cm">
          <text:p/>
        </draw:line>
        <draw:g draw:id="id6">
          <draw:ellipse draw:style-name="gr24" draw:text-style-name="P2" draw:layer="layout" svg:width="0.189cm" svg:height="0.419cm" draw:transform="rotate (1.5707963267946) translate (6.009cm 1.917cm)" draw:kind="arc" draw:start-angle="180.55" draw:end-angle="0.27">
            <text:p/>
          </draw:ellipse>
          <draw:ellipse draw:style-name="gr25" draw:text-style-name="P2" draw:layer="layout" svg:width="0.189cm" svg:height="0.419cm" draw:transform="rotate (1.5707963267946) translate (6.009cm 1.728cm)" draw:kind="arc" draw:start-angle="180.55" draw:end-angle="0.27">
            <text:p/>
          </draw:ellipse>
          <draw:ellipse draw:style-name="gr26" draw:text-style-name="P2" draw:layer="layout" svg:width="0.189cm" svg:height="0.42cm" draw:transform="rotate (1.5707963267946) translate (6.009cm 1.54cm)" draw:kind="arc" draw:start-angle="180.55" draw:end-angle="0.27">
            <text:p/>
          </draw:ellipse>
          <draw:ellipse draw:style-name="gr27" draw:text-style-name="P2" draw:layer="layout" svg:width="0.19cm" svg:height="0.419cm" draw:transform="rotate (1.5707963267946) translate (6.009cm 1.352cm)" draw:kind="arc" draw:start-angle="180.55" draw:end-angle="0.27">
            <text:p/>
          </draw:ellipse>
          <draw:line draw:style-name="gr28" draw:text-style-name="P2" draw:layer="layout" svg:x1="6.218cm" svg:y1="1.162cm" svg:x2="6.218cm" svg:y2="1.046cm">
            <text:p/>
          </draw:line>
          <draw:line draw:style-name="gr29" draw:text-style-name="P2" draw:layer="layout" svg:x1="6.218cm" svg:y1="2.033cm" svg:x2="6.218cm" svg:y2="1.917cm">
            <text:p/>
          </draw:line>
        </draw:g>
        <draw:line draw:style-name="gr3" draw:text-style-name="P1" draw:layer="layout" svg:x1="5.587cm" svg:y1="2.539cm" svg:x2="5.587cm" svg:y2="1.9cm">
          <text:p/>
        </draw:line>
        <draw:line draw:style-name="gr3" draw:text-style-name="P1" draw:layer="layout" svg:x1="6.217cm" svg:y1="2.032cm" svg:x2="6.217cm" svg:y2="2.54cm">
          <text:p/>
        </draw:line>
        <draw:line draw:style-name="gr3" draw:text-style-name="P1" draw:layer="layout" svg:x1="6.217cm" svg:y1="1.046cm" svg:x2="6.217cm" svg:y2="0.609cm">
          <text:p/>
        </draw:line>
        <draw:line draw:style-name="gr3" draw:text-style-name="P1" draw:layer="layout" svg:x1="0.751cm" svg:y1="0.62cm" svg:x2="0.985cm" svg:y2="0.62cm">
          <text:p/>
        </draw:line>
        <draw:connector draw:style-name="gr30" draw:text-style-name="P1" draw:layer="layout" draw:type="curve" svg:x1="2.875cm" svg:y1="1.177cm" svg:x2="2.386cm" svg:y2="1.601cm" draw:start-shape="id1" draw:start-glue-point="3" draw:end-shape="id2" draw:end-glue-point="1" svg:d="m2875 1177c-355 0-111 424-489 424">
          <text:p/>
        </draw:connector>
        <draw:connector draw:style-name="gr30" draw:text-style-name="P1" draw:layer="layout" draw:type="curve" svg:x1="2.875cm" svg:y1="1.177cm" svg:x2="1.478cm" svg:y2="0.618cm" draw:start-shape="id1" draw:start-glue-point="3" draw:end-shape="id3" draw:end-glue-point="2" svg:d="m2875 1177c-932 0-1397-186-1397-559">
          <text:p/>
        </draw:connector>
        <draw:frame draw:style-name="gr17" draw:text-style-name="P3" draw:id="id4" draw:layer="layout" svg:width="2.196cm" svg:height="0.835cm" svg:x="6.441cm" svg:y="1.686cm">
          <draw:text-box>
            <text:p><text:span text:style-name="T1">میدانی لچھے</text:span></text:p>
          </draw:text-box>
          <draw:glue-point draw:id="4" svg:x="-3.055cm" svg:y="-1.077cm"/>
        </draw:frame>
        <draw:connector draw:style-name="gr30" draw:text-style-name="P1" draw:layer="layout" draw:type="curve" svg:x1="7.539cm" svg:y1="1.686cm" svg:x2="7.096cm" svg:y2="0.608cm" draw:start-shape="id4" draw:start-glue-point="0" draw:end-shape="id5" draw:end-glue-point="2" svg:d="m7539 1686c0-798-443-259-443-1078">
          <text:p/>
        </draw:connector>
        <draw:connector draw:style-name="gr30" draw:text-style-name="P1" draw:layer="layout" draw:type="curve" svg:x1="7.539cm" svg:y1="1.686cm" svg:x2="6.429cm" svg:y2="1.539cm" draw:start-shape="id4" draw:start-glue-point="0" draw:end-shape="id6" draw:end-glue-point="1" svg:d="m7539 1686c0-98-370-147-1110-1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